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6698" officeooo:paragraph-rsid="0012669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6698" officeooo:paragraph-rsid="0012669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6698" officeooo:paragraph-rsid="0012669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6698" officeooo:paragraph-rsid="00126698" style:font-weight-asian="bold" style:font-weight-complex="bold"/>
    </style:style>
    <style:style style:name="P5" style:family="paragraph" style:parent-style-name="Text_20_body" style:list-style-name="L1"/>
    <style:style style:name="T1" style:family="text">
      <style:text-properties officeooo:rsid="0013062f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Ubuntu16.04</text:p>
      <text:p text:style-name="P2"/>
      <text:p text:style-name="P2"/>
      <text:p text:style-name="P3">Download Ubuntu 16.04 </text:p>
      <text:p text:style-name="P3"/>
      <text:p text:style-name="P3"><text:a xlink:type="simple" xlink:href="https://help.ubuntu.com/16.04/installation-guide/index.html" text:style-name="Internet_20_link" text:visited-style-name="Visited_20_Internet_20_Link">https://help.ubuntu.com/16.04/installation-guide/index.html</text:a></text:p>
      <text:p text:style-name="P3"/>
      <text:p text:style-name="P3">amd64 (AMD64 &amp; Intel EM64T)</text:p>
      <text:p text:style-name="P3"/>
      <text:p text:style-name="Text_20_body"><text:span text:style-name="T1">A</text:span>ssuming you are using windows. Here is a good tutorial from the official Ubuntu website.</text:p>
      <text:p text:style-name="Text_20_body"><text:a xlink:type="simple" xlink:href="http://www.ubuntu.com/download/desktop/create-a-usb-stick-on-windows" text:style-name="Internet_20_link" text:visited-style-name="Visited_20_Internet_20_Link">http://www.ubuntu.com/download/desktop/create-a-usb-stick-on-windows</text:a> </text:p>
      <text:p text:style-name="Text_20_body">As Ubuntu documentation states you should download the release your are wanting from their website.</text:p>
      <text:p text:style-name="Text_20_body"><text:a xlink:type="simple" xlink:href="http://www.ubuntu.com/download" text:style-name="Internet_20_link" text:visited-style-name="Visited_20_Internet_20_Link">Ubuntu Downloads</text:a></text:p>
      <text:p text:style-name="Text_20_body">You will also need a program to create the bootable usb. I and Ubuntu will recommend Rufus which can be found here:</text:p>
      <text:p text:style-name="Text_20_body"><text:a xlink:type="simple" xlink:href="https://rufus.akeo.ie/" text:style-name="Internet_20_link" text:visited-style-name="Visited_20_Internet_20_Link">Rufus Downloads</text:a></text:p>
      <text:list xml:id="list5197407006670236557" text:style-name="L1">
        <text:list-item>
          <text:p text:style-name="P5">Open Rufus and select your USB stick in the 'Device' dropdown.</text:p>
        </text:list-item>
        <text:list-item>
          <text:p text:style-name="P5">Click the CD Rom icon next to the 'FreeDOS' dropdown, then find your downloaded Ubuntu ISO and click 'Open' and then 'Start'</text:p>
        </text:list-item>
        <text:list-item>
          <text:p text:style-name="P5">Click 'Yes' when it asks to download Syslinux software</text:p>
        </text:list-item>
        <text:list-item>
          <text:p text:style-name="P5">Click 'OK' to write in ISO Image mode</text:p>
        </text:list-item>
        <text:list-item>
          <text:p text:style-name="P5">Confirm that your USB stick is selected and then 'OK' to continue</text:p>
        </text:list-item>
        <text:list-item>
          <text:p text:style-name="P5">When it is finished, just restart your computer and start using Ubuntu, or you can install Ubuntu</text:p>
        </text:list-item>
      </text:list>
      <text:p text:style-name="Text_20_body">These steps are directly from the Ubuntu documentation mentioned abov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9:22:33.114214801</meta:creation-date>
    <dc:date>2018-05-16T17:52:45.031082578</dc:date>
    <meta:editing-duration>PT3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63" meta:character-count="1052" meta:non-whitespace-character-count="910"/>
  </office:meta>
</office:document-meta>
</file>